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/>
    </style:style>
    <style:style style:name="P2" style:family="paragraph" style:parent-style-name="Standard">
      <style:text-properties style:font-name="Arial" fo:font-size="11pt" fo:font-weight="bold" officeooo:rsid="000c6b8c" officeooo:paragraph-rsid="000d211f" style:font-size-asian="11pt" style:font-weight-asian="bold"/>
    </style:style>
    <style:style style:name="P3" style:family="paragraph" style:parent-style-name="Standard">
      <style:text-properties style:font-name="Arial" fo:font-size="11pt" fo:font-weight="bold" officeooo:rsid="000dcb23" officeooo:paragraph-rsid="000dcb23" style:font-size-asian="11pt" style:font-weight-asian="bold"/>
    </style:style>
    <style:style style:name="P4" style:family="paragraph" style:parent-style-name="Standard">
      <style:text-properties style:font-name="Arial" fo:font-size="11pt" fo:font-weight="bold" officeooo:paragraph-rsid="000c6b8c" style:font-size-asian="11pt" style:font-weight-asian="bold"/>
    </style:style>
    <style:style style:name="P5" style:family="paragraph" style:parent-style-name="Standard">
      <style:text-properties style:font-name="Arial" fo:font-size="11pt" fo:font-weight="bold" officeooo:rsid="000f5c98" officeooo:paragraph-rsid="000f5c98" style:font-size-asian="11pt" style:font-weight-asian="bold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Standard">
      <style:text-properties style:font-name="Arial" fo:font-size="11pt" fo:font-weight="bold" officeooo:rsid="001067a7" officeooo:paragraph-rsid="001067a7" style:font-size-asian="11pt" style:font-weight-asian="bold"/>
    </style:style>
    <style:style style:name="T1" style:family="text">
      <style:text-properties style:font-name="Arial" fo:font-size="14pt" fo:font-weight="bold" style:font-size-asian="14pt" style:font-weight-asian="bold"/>
    </style:style>
    <style:style style:name="T2" style:family="text">
      <style:text-properties style:font-name="Arial" fo:font-size="14pt" fo:font-weight="bold" officeooo:rsid="000c6b8c" style:font-size-asian="14pt" style:font-weight-asian="bold"/>
    </style:style>
    <style:style style:name="T3" style:family="text">
      <style:text-properties style:font-name="Arial" fo:font-size="14pt" fo:font-weight="bold" officeooo:rsid="000dcb23" style:font-size-asian="14pt" style:font-weight-asian="bold"/>
    </style:style>
    <style:style style:name="T4" style:family="text">
      <style:text-properties style:font-name="Arial" fo:font-size="14pt" fo:font-weight="bold" officeooo:rsid="000f5c98" style:font-size-asian="14pt" style:font-weight-asian="bold"/>
    </style:style>
    <style:style style:name="T5" style:family="text">
      <style:text-properties style:font-name="Arial" fo:font-size="14pt" fo:font-weight="bold" officeooo:rsid="001067a7" style:font-size-asian="14pt" style:font-weight-asian="bold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font-weight="bold" officeooo:rsid="000b4fe6" style:font-size-asian="11pt" style:font-weight-asian="bold"/>
    </style:style>
    <style:style style:name="T8" style:family="text">
      <style:text-properties style:font-name="Arial" fo:font-size="11pt" fo:font-weight="bold" officeooo:rsid="000dcb23" style:font-size-asian="11pt" style:font-weight-asian="bold"/>
    </style:style>
    <style:style style:name="T9" style:family="text">
      <style:text-properties style:font-name="Arial" fo:font-size="11pt" fo:font-weight="bold" officeooo:rsid="000f5c98" style:font-size-asian="11pt" style:font-weight-asian="bold"/>
    </style:style>
    <style:style style:name="T10" style:family="text">
      <style:text-properties style:font-name="Arial" fo:font-size="11pt" fo:font-weight="bold" officeooo:rsid="001067a7" style:font-size-asian="11pt" style:font-weight-asian="bold"/>
    </style:style>
    <style:style style:name="T11" style:family="text">
      <style:text-properties officeooo:rsid="000f5c98"/>
    </style:style>
    <style:style style:name="T12" style:family="text">
      <style:text-properties officeooo:rsid="001067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GoBack"/><text:span text:style-name="T1">MEETING REPORT <text:s/></text:span><text:span text:style-name="T2">Week </text:span><text:span text:style-name="T3"><text:s/></text:span><text:span text:style-name="T5">5</text:span></text:p>
      <text:p text:style-name="P1"/>
      <text:p text:style-name="P1"/>
      <text:p text:style-name="Standard"><text:span text:style-name="T6">Team Name:<text:tab/></text:span><text:span text:style-name="T7">Group 6</text:span><text:span text:style-name="T9">a</text:span><text:span text:style-name="T6"><text:tab/>Date of Meeting:<text:tab/></text:span><text:span text:style-name="T10">04</text:span><text:span text:style-name="T7">/0</text:span><text:span text:style-name="T10">5</text:span><text:span text:style-name="T7">/2022</text:span></text:p>
      <text:p text:style-name="P1"/>
      <text:p text:style-name="Standard"><text:span text:style-name="T6">Start Time: </text:span><text:span text:style-name="T7">16:00</text:span><text:span text:style-name="T6"> <text:s/>End Time: </text:span><text:span text:style-name="T7">17:30</text:span><text:span text:style-name="T6"> <text:s text:c="3"/>Meeting Location: <text:s/></text:span><text:span text:style-name="T7">Online</text:span></text:p>
      <text:p text:style-name="P1"/>
      <text:p text:style-name="Standard"><text:span text:style-name="T6">Moderator:<text:tab/></text:span><text:span text:style-name="T7">Kejsi Kostdhima </text:span><text:span text:style-name="T6"><text:tab/>Recorder:<text:tab/></text:span><text:span text:style-name="T7">Kejsi Kostdhima</text:span></text:p>
      <text:p text:style-name="P1"/>
      <text:p text:style-name="Standard"><text:span text:style-name="T6">Other Members Present:<text:tab/></text:span><text:span text:style-name="T7">Bashkim Dakoli, Estia Gjyrdedi , Marvis Fufi ,Deivi Hajdari , Gersiol Salillari.</text:span></text:p>
      <text:p text:style-name="P1"/>
      <text:p text:style-name="Standard"><text:span text:style-name="T6">Members Absent:<text:tab/><text:tab/></text:span><text:span text:style-name="T7">None</text:span></text:p>
      <text:p text:style-name="P1"/>
      <text:p text:style-name="P1"/>
      <text:p text:style-name="P1">Topics Discussed:</text:p>
      <text:p text:style-name="P1"/>
      <text:p text:style-name="P7">ERD and DFD diagrams.</text:p>
      <text:p text:style-name="P3"/>
      <text:p text:style-name="P1"/>
      <text:p text:style-name="P1">Decisions Made:</text:p>
      <text:p text:style-name="P1"/>
      <text:p text:style-name="P7">Working in pairs to create diagrams also presenting all their work in frontend to upload a demo.</text:p>
      <text:p text:style-name="P1"/>
      <text:p text:style-name="P1"/>
      <text:p text:style-name="P1"/>
      <text:p text:style-name="P1">Tasks Assigned:</text:p>
      <text:p text:style-name="P1"/>
      <text:p text:style-name="P1"/>
      <text:p text:style-name="P5">Read the slides carefully depending on the diagrams.</text:p>
      <text:p text:style-name="P5">Create the diagrams working in smaller teams.</text:p>
      <text:p text:style-name="P5">Finalize Frontend ideas.</text:p>
      <text:p text:style-name="P4"/>
      <text:p text:style-name="P1"/>
      <text:p text:style-name="P1"/>
      <text:p text:style-name="P1"/>
      <text:p text:style-name="P1">Time, Place, and Agenda for Next Meeting:</text:p>
      <text:p text:style-name="P2">16:00, <text:s text:c="2"/>Online , <text:span text:style-name="T12">Frontend finalizatio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Bookman Old Style" fo:font-family="'Bookman Old Style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ETING REPORT</dc:title>
    <meta:initial-creator>Igli Hakrama</meta:initial-creator>
    <meta:editing-cycles>7</meta:editing-cycles>
    <meta:print-date>2002-02-25T09:02:00</meta:print-date>
    <meta:creation-date>2012-03-10T14:13:00</meta:creation-date>
    <dc:date>2022-05-05T00:08:29.585000000</dc:date>
    <meta:editing-duration>PT16M29S</meta:editing-duration>
    <meta:generator>Neat_Office/6.2.8.2$Windows_x86 LibreOffice_project/</meta:generator>
    <meta:document-statistic meta:table-count="0" meta:image-count="0" meta:object-count="0" meta:page-count="1" meta:paragraph-count="16" meta:word-count="102" meta:character-count="676" meta:non-whitespace-character-count="5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